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P1" style:parent-style-name="Header" style:family="paragraph">
      <style:paragraph-properties fo:text-align="end" style:justify-single-word="false"/>
    </style:style>
    <style:style style:name="P2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3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4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5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6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7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T1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2" style:family="text">
      <style:text-properties fo:color="#000000" style:font-name-complex="Times New Roman" style:font-name-asian="Times New Roman"/>
    </style:style>
    <style:style style:name="T3" style:family="text">
      <style:text-properties officeooo:rsid="001e2127" fo:color="#000000" style:font-name-complex="Times New Roman" style:font-name-asian="Times New Roman"/>
    </style:style>
    <style:style style:name="T4" style:family="text">
      <style:text-properties officeooo:rsid="001ce1d2" fo:color="#000000" style:font-name-complex="Times New Roman" style:font-name-asian="Times New Roman"/>
    </style:style>
    <style:style style:name="T5" style:family="text">
      <style:text-properties officeooo:rsid="00204f83" fo:color="#000000" style:font-name-complex="Times New Roman" style:font-name-asian="Times New Roman"/>
    </style:style>
    <style:style style:name="T6" style:family="text">
      <style:text-properties officeooo:rsid="00270c93" fo:color="#000000" style:font-name-complex="Times New Roman" style:font-name-asian="Times New Roman"/>
    </style:style>
    <style:style style:name="T7" style:family="text">
      <style:text-properties fo:font-style="normal" officeooo:rsid="00270c93" style:font-name-asian="Times New Roman" style:font-style-asian="normal" style:font-style-complex="normal" fo:color="#000000" style:font-name-complex="Times New Roma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5">ANTECEDENTES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4"><text:span text:style-name="T1">Cliente</text:span><text:span text:style-name="T2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6"><text:span text:style-name="T1">Proyecto-Código</text:span><text:span text:style-name="T2">: <text:s/></text:span><text:span text:style-name="T4">Estudio de Línea de Base del Medio Marino Proyecto SUMO</text:span><text:span text:style-name="T4"> </text:span>: <text:span text:style-name="T4">GEO00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6"><text:span text:style-name="T1">Solicitado por</text:span><text:span text:style-name="T2">: </text:span><text:span text:style-name="T3">Isaac Brito</text:span></text:p>
          </table:table-cell>
          <table:table-cell office:value-type="string" table:style-name="Table1.A1">
            <text:p text:style-name="P6"><text:span text:style-name="T1">Fecha de Solicitud</text:span><text:span text:style-name="T2">: </text:span><text:span text:style-name="T3">09-02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7"><text:span text:style-name="T1">Fecha de entrega material</text:span><text:span text:style-name="T2">: </text:span><text:span text:style-name="T3">03-03-2015</text:span></text:p>
          </table:table-cell>
          <table:covered-table-cell/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MP1" style:parent-style-name="Header" style:family="paragraph">
      <style:paragraph-properties fo:text-align="end" style:justify-single-word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0T17:43:41.937368610</dc:date>
    <meta:editing-duration>PT1H19M35S</meta:editing-duration>
    <meta:editing-cycles>13</meta:editing-cycles>
    <meta:generator>LibreOffice/4.3.5.2.0$Linux_X86_64 LibreOffice_project/430m0$Build-2</meta:generator>
    <meta:document-statistic meta:table-count="1" meta:image-count="0" meta:object-count="0" meta:page-count="1" meta:paragraph-count="6" meta:word-count="23" meta:character-count="244" meta:non-whitespace-character-count="226"/>
  </office:meta>
</office:document-meta>
</file>